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/>
      <text:p text:style-name="P2"><text:span text:style-name="T1">MINF18</text:span></text:p>
      <text:p text:style-name="P2"><text:span text:style-name="T1">TD OS Reporting</text:span></text:p>
      <text:p text:style-name="P2"><text:span text:style-name="T1">Devoir 0</text:span></text:p>
      <text:p text:style-name="P2"><text:span text:style-name="T1">Members:</text:span></text:p>
      <text:p text:style-name="P2"><text:span text:style-name="T1">Vo Hung Son</text:span></text:p>
      <text:p text:style-name="P2"><text:span text:style-name="T1">Tran Quang Nhat</text:span></text:p>
      <text:p text:style-name="P1"/>
      <text:p text:style-name="Standard"><text:span text:style-name="T2">2. Source code reading</text:span></text:p>
      <text:p text:style-name="Standard"/>
      <text:p text:style-name="Standard"><text:span text:style-name="T2">2.1 Simulation principles</text:span></text:p>
      <text:p text:style-name="P1"/>
      <text:p text:style-name="Standard"><text:span text:style-name="T2">Give an example source file of a MIPS user program, and an example source file of the NachOS kernel. What is the</text:span></text:p>
      <text:p text:style-name="Standard"><text:span text:style-name="T2">programming language used each time?</text:span></text:p>
      <text:p text:style-name="Standard">Answer:</text:p>
      <text:p text:style-name="Standard">source file of a MIPS user program: Assembly Language</text:p>
      <text:p text:style-name="Standard">ex:</text:p>
      <text:list xml:id="list3850791869" text:style-name="WWNum1">
        <text:list-item>
          <text:p text:style-name="P3">.data</text:p>
        </text:list-item>
        <text:list-item>
          <text:p text:style-name="P3">prompt1: .asciiz "Enter the first number: "</text:p>
        </text:list-item>
        <text:list-item>
          <text:p text:style-name="P3"><text:soft-page-break/>prompt2: .asciiz "Enter the second number: "</text:p>
        </text:list-item>
        <text:list-item>
          <text:p text:style-name="P3">menu: .asciiz "Enter the number associated with the operation you want performed: 1 =&gt; add, 2 =&gt; subtract or 3 =&gt; multiply: "</text:p>
        </text:list-item>
        <text:list-item>
          <text:p text:style-name="P4">resultText: .asciiz "Your final result is: "</text:p>
        </text:list-item>
      </text:list>
      <text:p text:style-name="Standard"/>
      <text:p text:style-name="Standard">source file of the NachOS kernel: C++ language:</text:p>
      <text:p text:style-name="Standard">ex:</text:p>
      <text:p text:style-name="Standard">void</text:p>
      <text:p text:style-name="Standard">Thread::Start (VoidFunctionPtr func, void *arg)</text:p>
      <text:p text:style-name="Standard">{</text:p>
      <text:p text:style-name="Standard"><text:tab/>DEBUG ('t', "Starting thread \"%s\" with func = %p, arg = %d\n",</text:p>
      <text:p text:style-name="Standard"><text:s text:c="3"/><text:tab/>name, func, arg);</text:p>
      <text:p text:style-name="Standard"/>
      <text:p text:style-name="Standard"><text:tab/>ASSERT(status == JUST_CREATED);</text:p>
      <text:p text:style-name="Standard"><text:tab/>StackAllocate (func, arg);</text:p>
      <text:p text:style-name="Standard"/>
      <text:p text:style-name="Standard"><text:tab/>IntStatus oldLevel = interrupt-&gt;SetLevel (IntOff);</text:p>
      <text:p text:style-name="Standard"><text:tab/>scheduler-&gt;ReadyToRun (this); <text:s text:c="3"/>// ReadyToRun assumes that interrupts</text:p>
      <text:p text:style-name="Standard"><text:tab/>// are disabled!</text:p>
      <text:p text:style-name="Standard"><text:tab/>(void) interrupt-&gt;SetLevel (oldLevel);</text:p>
      <text:p text:style-name="Standard">}</text:p>
      <text:p text:style-name="Standard"/>
      <text:p text:style-name="Standard"><text:soft-page-break/><text:span text:style-name="T2">2.2. System initialization</text:span></text:p>
      <text:p text:style-name="Standard"><text:span text:style-name="T2">How is this first kernel thread created?</text:span></text:p>
      <text:p text:style-name="Standard">Answer:</text:p>
      <text:p text:style-name="Standard">Step 1:Call into Start method.</text:p>
      <text:p text:style-name="Standard">Step 2: In the Start method call into StackAllocate method</text:p>
      <text:p text:style-name="Standard">Step 3: In the StackAllocate mehod that we init a stack with size of long</text:p>
      <text:p text:style-name="Standard">step 4: Register stack by valgrind_id.</text:p>
      <text:p text:style-name="Standard">Step 5: check constant value to work in range (low addresses to high addresses or opposite)</text:p>
      <text:p text:style-name="Standard">Step 6: SetupThreadState that it is called be StartupPCState of machine.</text:p>
      <text:p text:style-name="Standard">Step 7: Register InitialPCState of machine state by func with long value.</text:p>
      <text:p text:style-name="Standard">Step 8: Register InitialArgState of machine state by arg with long value.</text:p>
      <text:p text:style-name="Standard">Step 9: Register WhenDonePCState of machine state by ThreadFinish method with long value. <text:s/></text:p>
      <text:p text:style-name="Standard">Step 10: Set IntStatus oldLevel = interrupt-&gt;SetLevel (IntOff)</text:p>
      <text:p text:style-name="Standard">Step 11: Run the thread by code line scheduler-&gt;ReadyToRun (this);</text:p>
      <text:p text:style-name="Standard"/>
      <text:p text:style-name="Standard"><text:span text:style-name="T2">Where does its stack and its registers come from?</text:span></text:p>
      <text:p text:style-name="Standard">Answer:</text:p>
      <text:p text:style-name="Standard">It comes from StackAllocate (func, arg) method.</text:p>
      <text:p text:style-name="Standard"/>
      <text:p text:style-name="Standard"><text:span text:style-name="T2">What is the (future) role of the data structure allocated by the instruction:</text:span></text:p>
      <text:p text:style-name="Standard">Answer:</text:p>
      <text:p text:style-name="Standard"><text:soft-page-break/>HOST_SNAKE: HP stack works from low addresses to high addresses;HP requires 64-byte frame marker</text:p>
      <text:p text:style-name="Standard">#else: other archs stack works from high addresses to low addresses</text:p>
      <text:p text:style-name="Standard">HOST_SPARC:SPARC stack must contains at least 1 activation record to start with.</text:p>
      <text:p text:style-name="Standard">HOST_PPC</text:p>
      <text:p text:style-name="Standard">HOST_i386: -4 for the return address</text:p>
      <text:p text:style-name="Standard">HOST_x86_64: -8 for the return address</text:p>
      <text:p text:style-name="Standard">HOST_MIPS</text:p>
      <text:p text:style-name="Standard"/>
      <text:p text:style-name="Standard"><text:span text:style-name="T2">Why is it necessary to call the Start method for the next kernel threads? (focus into threads/thread.h and threads/thread.cc)</text:span></text:p>
      <text:p text:style-name="Standard">Answer:</text:p>
      <text:p text:style-name="Standard"><text:s/>1. Allocate a stack</text:p>
      <text:p text:style-name="Standard"><text:s/>2. Initialize the stack so that a call to SWITCH will cause it to run the procedure</text:p>
      <text:p text:style-name="Standard"><text:s/>3. Put the thread on the ready queue</text:p>
      <text:p text:style-name="Standard"/>
      <text:p text:style-name="Standard"><text:span text:style-name="T2">2.3 User program execution</text:span></text:p>
      <text:p text:style-name="Standard"><text:span text:style-name="T2">How are the registers of this processor initialized?</text:span></text:p>
      <text:p text:style-name="Standard"><text:span text:style-name="T2">Answer:</text:span></text:p>
      <text:p text:style-name="Standard">AddrSpace::InitRegisters</text:p>
      <text:p text:style-name="Standard"><text:s/>Set the initial values for the user-level register set.</text:p>
      <text:p text:style-name="Standard"/>
      <text:p text:style-name="Standard">We write these directly into the "machine" registers, so</text:p>
      <text:p text:style-name="Standard"><text:soft-page-break/>that we can immediately jump to user code. <text:s/>Note that these</text:p>
      <text:p text:style-name="Standard">will be saved/restored into the currentThread-&gt;userRegisters</text:p>
      <text:p text:style-name="Standard">when this thread is context switched out.</text:p>
      <text:p text:style-name="Standard">Step 1: Initial program counter -- must be location of "Start"</text:p>
      <text:p text:style-name="Standard">Step 2: Need to also tell MIPS where next instruction is, because of branch delay possibility</text:p>
      <text:p text:style-name="Standard">Step 3: Set the stack register to the end of the address space, where we allocated the stack; but subtract off a bit, to make sure we don't accidentally reference off the end!</text:p>
      <text:p text:style-name="Standard"/>
      <text:p text:style-name="Standard"><text:span text:style-name="T2">What variable is MIPS memory?</text:span></text:p>
      <text:p text:style-name="Standard"><text:span text:style-name="T2">Answer:</text:span></text:p>
      <text:p text:style-name="Standard">It is pointer type;</text:p>
      <text:p text:style-name="Standard"><text:span text:style-name="T2">the loading of the program into memory (simulated or real?)</text:span></text:p>
      <text:p text:style-name="Standard"><text:span text:style-name="T2">Answer:</text:span></text:p>
      <text:p text:style-name="Standard">Is Real.</text:p>
      <text:p text:style-name="Standard"><text:span text:style-name="T2">What is the name of the exception thrown when an addition (assembly instruction OP_ADD) overflows?</text:span></text:p>
      <text:p text:style-name="Standard"><text:s/>switch (instr-&gt;opCode) {</text:p>
      <text:p text:style-name="Standard"><text:s text:c="4"/></text:p>
      <text:p text:style-name="Standard"><text:s text:c="2"/><text:tab/>case OP_ADD:</text:p>
      <text:p text:style-name="Standard"><text:s text:c="4"/>sum = registers[instr-&gt;rs] + registers[instr-&gt;rt];</text:p>
      <text:p text:style-name="Standard"><text:s text:c="4"/>if (!((registers[instr-&gt;rs] ^ registers[instr-&gt;rt]) &amp; SIGN_BIT) &amp;&amp;</text:p>
      <text:p text:style-name="Standard"><text:s text:c="4"/><text:tab/>((registers[instr-&gt;rs] ^ sum) &amp; SIGN_BIT)) {</text:p>
      <text:p text:style-name="Standard"><text:s text:c="4"/><text:tab/>RaiseException(OverflowException, 0);</text:p>
      <text:p text:style-name="Standard"><text:soft-page-break/><text:s text:c="4"/><text:tab/>return;</text:p>
      <text:p text:style-name="Standard"><text:s text:c="4"/>}</text:p>
      <text:p text:style-name="Standard"/>
      <text:p text:style-name="Standard"><text:s text:c="2"/>SyscallException, <text:s/><text:tab/>// A program executed a system call.</text:p>
      <text:p text:style-name="Standard"><text:s text:c="3"/><text:tab/> <text:s/><text:tab/>PageFaultException,<text:tab/>// No valid translation found</text:p>
      <text:p text:style-name="Standard"><text:s text:c="3"/><text:tab/> <text:s/><text:tab/>ReadOnlyException, <text:tab/>// Write attempted to page marked</text:p>
      <text:p text:style-name="Standard"><text:s text:c="3"/><text:tab/><text:tab/><text:tab/><text:tab/> <text:tab/>// "read-only"</text:p>
      <text:p text:style-name="Standard"><text:s text:c="3"/><text:tab/> <text:s/><text:tab/>BusErrorException, <text:tab/>// Translation resulted in an</text:p>
      <text:p text:style-name="Standard"><text:s text:c="3"/><text:tab/><text:tab/><text:tab/><text:tab/> <text:tab/>// invalid physical address</text:p>
      <text:p text:style-name="Standard"><text:s text:c="3"/><text:tab/> <text:s/><text:tab/>AddressErrorException, // Unaligned reference or one that</text:p>
      <text:p text:style-name="Standard"><text:s text:c="3"/><text:tab/><text:tab/><text:tab/><text:tab/> <text:tab/>// was beyond the end of the</text:p>
      <text:p text:style-name="Standard"><text:s text:c="3"/><text:tab/><text:tab/><text:tab/><text:tab/> <text:tab/>// address space</text:p>
      <text:p text:style-name="Standard"><text:s text:c="3"/><text:tab/> <text:s/><text:tab/>OverflowException, <text:tab/>// Integer overflow in add or sub.</text:p>
      <text:p text:style-name="Standard"><text:s text:c="3"/><text:tab/> <text:s/><text:tab/>IllegalInstrException, // Unimplemented or reserved instr.</text:p>
      <text:p text:style-name="Standard"><text:s text:c="3"/><text:tab/> <text:tab/> </text:p>
      <text:p text:style-name="Standard"><text:s text:c="3"/><text:tab/> <text:s/><text:tab/>NumExceptionTypes</text:p>
      <text:p text:style-name="Standard"/>
      <text:p text:style-name="Standard"/>
      <text:p text:style-name="P1"/>
      <text:p text:style-name="P1"/>
      <text:p text:style-name="P1"/>
      <text:p text:style-name="P1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vi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vi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04" meta:word-count="670" meta:character-count="4398" meta:non-whitespace-character-count="3680"/>
    <meta:generator>LibreOfficeDev/6.0.5.2$Linux_X86_64 LibreOffice_project/</meta:generator>
  </office:meta>
</office:document-meta>
</file>